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55cm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gr6" style:family="graphic" style:parent-style-name="standard">
      <style:graphic-properties draw:stroke="none" svg:stroke-color="#000000" draw:fill="none" draw:fill-color="#ffffff" fo:min-height="0.106cm"/>
    </style:style>
    <style:style style:name="gr7" style:family="graphic" style:parent-style-name="objectwithoutfill">
      <style:graphic-properties draw:stroke="solid" draw:stroke-dash="Ultrafine_20_Dashed" svg:stroke-width="0.05cm" draw:marker-start-width="0.28cm" draw:marker-end="Rounded_20_short_20_Arrow" draw:marker-end-width="0.3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835cm"/>
    </style:style>
    <style:style style:name="gr9" style:family="graphic" style:parent-style-name="objectwithoutfill">
      <style:graphic-properties draw:stroke="dash" draw:stroke-dash="Fine_20_Dashed_20__28_var_29_" svg:stroke-width="0.05cm" draw:marker-start-width="0.28cm" draw:marker-end="Rounded_20_short_20_Arrow" draw:marker-end-width="0.3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3.175cm" svg:x="0.381cm" svg:y="1.9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1.524cm" svg:x="0.652cm" svg:y="2.9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064cm" svg:height="1.775cm" svg:x="0.571cm" svg:y="2.778cm">
          <draw:text-box>
            <text:p text:style-name="P1"><text:span text:style-name="T1">(1)</text:span></text:p>
            <text:p text:style-name="P1"><text:span text:style-name="T1">Intercept JavaScript Code</text:span></text:p>
          </draw:text-box>
        </draw:frame>
        <draw:custom-shape draw:style-name="gr2" draw:text-style-name="P1" draw:layer="layout" svg:width="3.937cm" svg:height="1.524cm" svg:x="5.959cm" svg:y="2.8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491cm" svg:height="2.032cm" svg:x="5.678cm" svg:y="2.74cm">
          <draw:text-box>
            <text:p text:style-name="P1"><text:span text:style-name="T1">(2)</text:span></text:p>
            <text:p text:style-name="P1"><text:span text:style-name="T1">Covert Invariants to Assertions</text:span></text:p>
          </draw:text-box>
        </draw:frame>
        <draw:custom-shape draw:style-name="gr2" draw:text-style-name="P1" draw:layer="layout" svg:width="3.937cm" svg:height="1.524cm" svg:x="11.239cm" svg:y="2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082cm" svg:height="1.775cm" svg:x="11.158cm" svg:y="2.713cm">
          <draw:text-box>
            <text:p text:style-name="P1"><text:span text:style-name="T1">(3)</text:span></text:p>
            <text:p text:style-name="P1"><text:span text:style-name="T1">Run Modified Application</text:span></text:p>
          </draw:text-box>
        </draw:frame>
        <draw:custom-shape draw:style-name="gr2" draw:text-style-name="P1" draw:layer="layout" svg:width="3.937cm" svg:height="1.524cm" svg:x="16.521cm" svg:y="2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334cm" svg:height="1.267cm" svg:x="16.34cm" svg:y="2.867cm">
          <draw:text-box>
            <text:p text:style-name="P1"><text:span text:style-name="T1">(4)</text:span></text:p>
            <text:p text:style-name="P1"><text:span text:style-name="T1">Reporting Violations</text:span></text:p>
          </draw:text-box>
        </draw:frame>
        <draw:line draw:style-name="gr7" draw:text-style-name="P1" draw:layer="layout" svg:x1="4.638cm" svg:y1="3.702cm" svg:x2="5.908cm" svg:y2="3.702cm">
          <text:p/>
        </draw:line>
        <draw:line draw:style-name="gr7" draw:text-style-name="P1" draw:layer="layout" svg:x1="9.945cm" svg:y1="3.702cm" svg:x2="11.215cm" svg:y2="3.702cm">
          <text:p/>
        </draw:line>
        <draw:frame draw:style-name="gr8" draw:text-style-name="P4" draw:layer="layout" svg:width="3.861cm" svg:height="1.165cm" svg:x="0.792cm" svg:y="0.566cm">
          <draw:text-box>
            <text:p text:style-name="P1"><text:span text:style-name="T2">Modified version of Web Application</text:span></text:p>
          </draw:text-box>
        </draw:frame>
        <draw:line draw:style-name="gr7" draw:text-style-name="P1" draw:layer="layout" svg:x1="15.245cm" svg:y1="3.702cm" svg:x2="16.515cm" svg:y2="3.702cm">
          <text:p/>
        </draw:line>
        <draw:line draw:style-name="gr9" draw:text-style-name="P1" draw:layer="layout" svg:x1="2.642cm" svg:y1="1.681cm" svg:x2="2.642cm" svg:y2="2.824cm">
          <text:p/>
        </draw:line>
        <draw:frame draw:style-name="gr10" draw:text-style-name="P4" draw:layer="layout" svg:width="4.699cm" svg:height="0.708cm" svg:x="16.475cm" svg:y="1.835cm">
          <draw:text-box>
            <text:p text:style-name="P1"><text:span text:style-name="T2">Regression Tes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9cm" fo:margin-left="0cm" fo:margin-right="0cm" fo:page-width="21.01cm" fo:page-height="6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abnam </meta:initial-creator>
    <meta:creation-date>2012-02-14T11:58:23</meta:creation-date>
    <dc:date>2012-02-17T11:15:03</dc:date>
    <dc:creator>Shabnam Mirshokraie</dc:creator>
    <meta:editing-duration>PT00H17M54S</meta:editing-duration>
    <meta:editing-cycles>8</meta:editing-cycles>
    <meta:generator>OpenOffice.org/3.2$Unix OpenOffice.org_project/320m19$Build-9505</meta:generator>
    <meta:document-statistic meta:object-count="15"/>
  </office:meta>
</office:document-meta>
</file>